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* Hash chaining</text:p>
            <text:p>Addition/Subtraction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21:47:59.958338215</meta:creation-date>
    <dc:date>2019-04-24T21:50:48.971660343</dc:date>
    <meta:editing-duration>PT2M49S</meta:editing-duration>
    <meta:editing-cycles>1</meta:editing-cycles>
    <meta:document-statistic meta:object-count="25"/>
    <meta:generator>LibreOffice/5.2.7.2$Linux_X86_64 LibreOffice_project/20m0$Build-2</meta:generator>
  </office:meta>
</office:document-meta>
</file>